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5.35cm" fo:min-width="8.5cm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svg:stroke-width="0.01cm" svg:stroke-color="#000000" draw:marker-start-width="0.22cm" draw:marker-end="Arrow" draw:marker-end-width="0.12cm" draw:marker-end-center="true" draw:fill="solid" draw:fill-color="#000000" draw:textarea-vertical-align="middle" fo:padding-top="0.13cm" fo:padding-bottom="0.13cm" fo:padding-left="0.255cm" fo:padding-right="0.255cm"/>
    </style:style>
    <style:style style:name="gr4" style:family="graphic" style:parent-style-name="standard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5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637cm" fo:min-width="2.572cm" fo:padding-top="0.125cm" fo:padding-bottom="0.125cm" fo:padding-left="0.25cm" fo:padding-right="0.25cm" draw:shadow="hidden" draw:shadow-offset-x="0.199cm" draw:shadow-offset-y="0.199cm" draw:shadow-color="#808080"/>
    </style:style>
    <style:style style:name="gr6" style:family="graphic" style:parent-style-name="standard">
      <style:graphic-properties svg:stroke-color="#000000" draw:textarea-horizontal-align="justify" draw:textarea-vertical-align="middle" draw:auto-grow-height="false" fo:min-height="2.34cm" fo:min-width="0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347cm" fo:min-width="1.407cm"/>
    </style:style>
    <style:style style:name="gr8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9" style:family="graphic" style:parent-style-name="objectwithoutfill">
      <style:graphic-properties draw:stroke="dash" draw:stroke-dash="Line_20_Style_20_3" svg:stroke-color="#000000" draw:marker-end="Arrow" draw:marker-end-width="0.3cm" draw:fill="solid" draw:textarea-vertical-align="middle"/>
    </style:style>
    <style:style style:name="gr10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637cm" fo:min-width="2.601cm" fo:padding-top="0.125cm" fo:padding-bottom="0.125cm" fo:padding-left="0.25cm" fo:padding-right="0.25cm" draw:shadow="hidden" draw:shadow-offset-x="0.199cm" draw:shadow-offset-y="0.199cm" draw:shadow-color="#808080"/>
    </style:style>
    <style:style style:name="gr11" style:family="graphic" style:parent-style-name="standard">
      <style:graphic-properties svg:stroke-color="#000000" draw:textarea-horizontal-align="justify" draw:textarea-vertical-align="middle" draw:auto-grow-height="false" fo:min-height="3.35cm" fo:min-width="0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.05cm" fo:min-width="4.9cm"/>
    </style:style>
    <style:style style:name="gr13" style:family="graphic" style:parent-style-name="standard">
      <style:graphic-properties svg:stroke-color="#000000" draw:fill-color="#000000" draw:textarea-horizontal-align="justify" draw:textarea-vertical-align="middle" draw:auto-grow-height="false" fo:min-height="0.05cm" fo:min-width="0cm"/>
    </style:style>
    <style:style style:name="gr14" style:family="graphic" style:parent-style-name="objectwithoutfill">
      <style:graphic-properties draw:stroke="dash" draw:stroke-dash="Line_20_Style_20_3" svg:stroke-color="#000000" draw:fill="solid" draw:textarea-vertical-align="middle"/>
    </style:style>
    <style:style style:name="gr15" style:family="graphic" style:parent-style-name="objectwithoutfill">
      <style:graphic-properties svg:stroke-color="#000000" draw:fill="solid" draw:fill-color="#000000" draw:textarea-vertical-align="middle"/>
    </style:style>
    <style:style style:name="gr16" style:family="graphic" style:parent-style-name="objectwithoutfill">
      <style:graphic-properties svg:stroke-color="#000000" draw:marker-end="Arrow" draw:marker-end-width="0.3cm" draw:fill="solid" draw:fill-color="#000000" draw:textarea-vertical-align="middle"/>
    </style:style>
    <style:style style:name="gr17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637cm" fo:min-width="2.025cm" fo:padding-top="0.125cm" fo:padding-bottom="0.125cm" fo:padding-left="0.25cm" fo:padding-right="0.25cm" draw:shadow="hidden" draw:shadow-offset-x="0.199cm" draw:shadow-offset-y="0.199cm" draw:shadow-color="#808080"/>
    </style:style>
    <style:style style:name="gr18" style:family="graphic" style:parent-style-name="standard">
      <style:graphic-properties svg:stroke-color="#000000" draw:textarea-horizontal-align="justify" draw:textarea-vertical-align="middle" draw:auto-grow-height="false" fo:min-height="0.75cm" fo:min-width="0cm"/>
    </style:style>
    <style:style style:name="gr19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637cm" fo:min-width="2.101cm" fo:padding-top="0.125cm" fo:padding-bottom="0.125cm" fo:padding-left="0.25cm" fo:padding-right="0.25cm" draw:shadow="hidden" draw:shadow-offset-x="0.199cm" draw:shadow-offset-y="0.199cm" draw:shadow-color="#808080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0.034cm" fo:min-width="0cm"/>
    </style:style>
    <style:style style:name="gr21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955cm" fo:min-width="1.625cm" fo:padding-top="0.125cm" fo:padding-bottom="0.125cm" fo:padding-left="0.25cm" fo:padding-right="0.25cm" draw:shadow="hidden" draw:shadow-offset-x="0.199cm" draw:shadow-offset-y="0.199cm" draw:shadow-color="#808080"/>
    </style:style>
    <style:style style:name="gr22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637cm" fo:min-width="2.525cm" fo:padding-top="0.125cm" fo:padding-bottom="0.125cm" fo:padding-left="0.25cm" fo:padding-right="0.25cm" draw:shadow="hidden" draw:shadow-offset-x="0.199cm" draw:shadow-offset-y="0.199cm" draw:shadow-color="#808080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4.15cm" fo:min-width="4.9cm"/>
    </style:style>
    <style:style style:name="gr24" style:family="graphic" style:parent-style-name="standard">
      <style:graphic-properties svg:stroke-color="#000000" draw:textarea-horizontal-align="justify" draw:textarea-vertical-align="middle" draw:auto-grow-height="false" fo:min-height="1.14cm" fo:min-width="0cm"/>
    </style:style>
    <style:style style:name="gr25" style:family="graphic" style:parent-style-name="standard">
      <style:graphic-properties svg:stroke-color="#000000" draw:textarea-horizontal-align="justify" draw:textarea-vertical-align="middle" draw:auto-grow-height="false" fo:min-height="1.65cm" fo:min-width="0cm"/>
    </style:style>
    <style:style style:name="gr26" style:family="graphic" style:parent-style-name="standard">
      <style:graphic-properties svg:stroke-color="#000000" draw:fill-color="#ffffff" draw:textarea-horizontal-align="justify" draw:textarea-vertical-align="middle" draw:auto-grow-height="false" fo:min-height="0.05cm" fo:min-width="2.2cm"/>
    </style:style>
    <style:style style:name="gr27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955cm" fo:min-width="2.5cm" fo:padding-top="0.125cm" fo:padding-bottom="0.125cm" fo:padding-left="0.25cm" fo:padding-right="0.25cm" draw:shadow="hidden" draw:shadow-offset-x="0.199cm" draw:shadow-offset-y="0.199cm" draw:shadow-color="#808080"/>
    </style:style>
    <style:style style:name="gr28" style:family="graphic" style:parent-style-name="standard">
      <style:graphic-properties svg:stroke-color="#000000" draw:fill-color="#ffffff" draw:textarea-horizontal-align="justify" draw:textarea-vertical-align="middle" draw:auto-grow-height="false" fo:min-height="5.35cm" fo:min-width="8.4cm"/>
    </style:style>
    <style:style style:name="gr29" style:family="graphic" style:parent-style-name="standard">
      <style:graphic-properties svg:stroke-color="#000000" draw:textarea-horizontal-align="justify" draw:textarea-vertical-align="middle" draw:auto-grow-height="false" fo:min-height="2.54cm" fo:min-width="0cm"/>
    </style:style>
    <style:style style:name="gr30" style:family="graphic" style:parent-style-name="standard">
      <style:graphic-properties svg:stroke-color="#000000" draw:textarea-horizontal-align="justify" draw:textarea-vertical-align="middle" draw:auto-grow-height="false" fo:min-height="0.85cm" fo:min-width="0cm"/>
    </style:style>
    <style:style style:name="gr31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637cm" fo:min-width="1.901cm" fo:padding-top="0.125cm" fo:padding-bottom="0.125cm" fo:padding-left="0.25cm" fo:padding-right="0.25cm" draw:shadow="hidden" draw:shadow-offset-x="0.199cm" draw:shadow-offset-y="0.199cm" draw:shadow-color="#808080"/>
    </style:style>
    <style:style style:name="gr32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137cm" fo:min-width="2.792cm" fo:padding-top="0.125cm" fo:padding-bottom="0.125cm" fo:padding-left="0.25cm" fo:padding-right="0.25cm" draw:shadow="hidden" draw:shadow-offset-x="0.199cm" draw:shadow-offset-y="0.199cm" draw:shadow-color="#808080"/>
    </style:style>
    <style:style style:name="gr33" style:family="graphic" style:parent-style-name="objectwithoutfill">
      <style:graphic-properties svg:stroke-color="#000000" draw:marker-start="" draw:marker-end="Arrow" draw:fill="solid" draw:fill-color="#000000" draw:textarea-vertical-align="middle"/>
    </style:style>
    <style:style style:name="gr34" style:family="graphic" style:parent-style-name="objectwithoutfill">
      <style:graphic-properties svg:stroke-color="#000000" draw:marker-start="Arrow" draw:fill="solid" draw:fill-color="#000000" draw:textarea-vertical-align="middle"/>
    </style:style>
    <style:style style:name="gr35" style:family="graphic" style:parent-style-name="standard">
      <style:graphic-properties svg:stroke-color="#000000" draw:fill-color="#ffffff" draw:textarea-horizontal-align="justify" draw:textarea-vertical-align="middle" draw:auto-grow-height="false" fo:min-height="0.05cm" fo:min-width="4.8cm"/>
    </style:style>
    <style:style style:name="gr36" style:family="graphic" style:parent-style-name="objectwithoutfill">
      <style:graphic-properties svg:stroke-color="#000000" draw:marker-start="" draw:fill="solid" draw:fill-color="#000000" draw:textarea-vertical-align="middle"/>
    </style:style>
    <style:style style:name="gr37" style:family="graphic" style:parent-style-name="objectwithoutfill">
      <style:graphic-properties svg:stroke-color="#000000" draw:marker-start="Arrow" draw:marker-end="" draw:fill="solid" draw:fill-color="#000000" draw:textarea-vertical-align="middle"/>
    </style:style>
    <style:style style:name="gr38" style:family="graphic" style:parent-style-name="standard">
      <style:graphic-properties svg:stroke-color="#000000" draw:fill-color="#ffffff" draw:textarea-horizontal-align="justify" draw:textarea-vertical-align="middle" draw:auto-grow-height="false" fo:min-height="0.05cm" fo:min-width="2.6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Arial" style:font-size-complex="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paragraph-properties fo:text-align="center"/>
      <style:text-properties fo:font-size="8pt" style:font-size-asian="8pt" style:font-size-complex="8pt"/>
    </style:style>
    <style:style style:name="P9" style:family="paragraph">
      <loext:graphic-properties draw:fill="solid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Arial" style:font-size-complex="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9cm" svg:height="5.6cm" svg:x="2cm" svg:y="3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cm" svg:height="0.2cm" svg:x="6.4cm" svg:y="2.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3" draw:layer="layout" svg:x1="6.5cm" svg:y1="2.3cm" svg:x2="6.5cm" svg:y2="3cm">
          <text:p/>
        </draw:line>
        <draw:ellipse draw:style-name="gr4" draw:text-style-name="P4" draw:layer="layout" svg:width="0.387cm" svg:height="0.376cm" draw:transform="rotate (-3.14159265358979) translate (3.099cm 3.876cm)" draw:kind="cut" draw:start-angle="314.24" draw:end-angle="307.14">
          <text:p/>
        </draw:ellipse>
        <draw:line draw:style-name="gr4" draw:text-style-name="P4" draw:layer="layout" svg:x1="2.906cm" svg:y1="3.876cm" svg:x2="2.906cm" svg:y2="4.299cm">
          <text:p/>
        </draw:line>
        <draw:line draw:style-name="gr4" draw:text-style-name="P4" draw:layer="layout" svg:x1="3.172cm" svg:y1="4.064cm" svg:x2="2.906cm" svg:y2="3.876cm">
          <text:p/>
        </draw:line>
        <draw:line draw:style-name="gr4" draw:text-style-name="P4" draw:layer="layout" svg:x1="2.64cm" svg:y1="4.04cm" svg:x2="2.906cm" svg:y2="3.876cm">
          <text:p/>
        </draw:line>
        <draw:line draw:style-name="gr4" draw:text-style-name="P4" draw:layer="layout" svg:x1="2.688cm" svg:y1="4.581cm" svg:x2="2.906cm" svg:y2="4.299cm">
          <text:p/>
        </draw:line>
        <draw:line draw:style-name="gr4" draw:text-style-name="P4" draw:layer="layout" svg:x1="3.099cm" svg:y1="4.534cm" svg:x2="2.906cm" svg:y2="4.299cm">
          <text:p/>
        </draw:line>
        <draw:ellipse draw:style-name="gr4" draw:text-style-name="P4" draw:layer="layout" svg:width="0.387cm" svg:height="0.376cm" draw:transform="rotate (-3.14159265358979) translate (3.099cm 3.876cm)" draw:kind="cut" draw:start-angle="314.24" draw:end-angle="307.14">
          <text:p/>
        </draw:ellipse>
        <draw:line draw:style-name="gr4" draw:text-style-name="P4" draw:layer="layout" svg:x1="2.906cm" svg:y1="3.876cm" svg:x2="2.906cm" svg:y2="4.299cm">
          <text:p/>
        </draw:line>
        <draw:line draw:style-name="gr4" draw:text-style-name="P4" draw:layer="layout" svg:x1="3.172cm" svg:y1="4.064cm" svg:x2="2.906cm" svg:y2="3.876cm">
          <text:p/>
        </draw:line>
        <draw:line draw:style-name="gr4" draw:text-style-name="P4" draw:layer="layout" svg:x1="2.64cm" svg:y1="4.04cm" svg:x2="2.906cm" svg:y2="3.876cm">
          <text:p/>
        </draw:line>
        <draw:line draw:style-name="gr4" draw:text-style-name="P4" draw:layer="layout" svg:x1="2.688cm" svg:y1="4.581cm" svg:x2="2.906cm" svg:y2="4.299cm">
          <text:p/>
        </draw:line>
        <draw:line draw:style-name="gr4" draw:text-style-name="P4" draw:layer="layout" svg:x1="3.099cm" svg:y1="4.534cm" svg:x2="2.906cm" svg:y2="4.299cm">
          <text:p/>
        </draw:line>
        <draw:frame draw:style-name="gr5" draw:text-style-name="P6" draw:layer="layout" svg:width="3.072cm" svg:height="0.887cm" svg:x="3.044cm" svg:y="5.112cm">
          <draw:text-box>
            <text:p text:style-name="P5"><text:span text:style-name="T1">Clique sur le lien de </text:span><text:span text:style-name="T1"><text:line-break/></text:span><text:span text:style-name="T1">vente de voiture</text:span></text:p>
          </draw:text-box>
        </draw:frame>
        <draw:custom-shape draw:style-name="gr6" draw:text-style-name="P7" draw:layer="layout" svg:width="0.086cm" svg:height="2.59cm" svg:x="6.214cm" svg:y="5.3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8" draw:layer="layout" svg:width="1.907cm" svg:height="0.597cm" svg:x="5.333cm" svg:y="3.918cm">
          <text:p text:style-name="P7"><text:span text:style-name="T2">Application</text:span></text:p>
          <draw:enhanced-geometry svg:viewBox="0 0 21600 21600" draw:type="rectangle" draw:enhanced-path="M 0 0 L 21600 0 21600 21600 0 21600 0 0 Z N"/>
        </draw:custom-shape>
        <draw:line draw:style-name="gr8" draw:text-style-name="P9" draw:layer="layout" svg:x1="2.917cm" svg:y1="5.508cm" svg:x2="6.286cm" svg:y2="5.508cm">
          <text:p/>
        </draw:line>
        <draw:line draw:style-name="gr8" draw:text-style-name="P9" draw:layer="layout" svg:x1="2.917cm" svg:y1="5.508cm" svg:x2="6.286cm" svg:y2="5.508cm">
          <text:p/>
        </draw:line>
        <draw:line draw:style-name="gr9" draw:text-style-name="P9" draw:layer="layout" svg:x1="6.302cm" svg:y1="7.815cm" svg:x2="2.933cm" svg:y2="7.815cm">
          <text:p/>
        </draw:line>
        <draw:frame draw:style-name="gr10" draw:text-style-name="P6" draw:layer="layout" svg:width="3.101cm" svg:height="0.887cm" svg:x="6.126cm" svg:y="6cm">
          <draw:text-box>
            <text:p text:style-name="P5"><text:span text:style-name="T1">Recherche liste de </text:span><text:span text:style-name="T1"><text:line-break/></text:span><text:span text:style-name="T1">voiture en vente</text:span></text:p>
          </draw:text-box>
        </draw:frame>
        <draw:custom-shape draw:style-name="gr11" draw:text-style-name="P7" draw:layer="layout" svg:width="0.1cm" svg:height="3.6cm" svg:x="2.9cm" svg:y="4.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5.4cm" svg:height="0.3cm" svg:x="2cm" svg:y="3.1cm">
          <text:p text:style-name="P7"><text:span text:style-name="T2">Affichage de la liste des voitures en vente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6cm" svg:height="0.6cm" svg:x="6cm" svg:y="10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4" draw:text-style-name="P9" draw:layer="layout" svg:x1="6.3cm" svg:y1="4.7cm" svg:x2="6.3cm" svg:y2="8.5cm">
          <text:p/>
        </draw:line>
        <draw:line draw:style-name="gr15" draw:text-style-name="P3" draw:layer="layout" svg:x1="12.8cm" svg:y1="10.5cm" svg:x2="6.6cm" svg:y2="10.5cm">
          <text:p/>
        </draw:line>
        <draw:line draw:style-name="gr16" draw:text-style-name="P3" draw:layer="layout" svg:x1="12.8cm" svg:y1="10.5cm" svg:x2="12.8cm" svg:y2="11.3cm">
          <text:p/>
        </draw:line>
        <draw:frame draw:style-name="gr17" draw:text-style-name="P6" draw:layer="layout" svg:width="2.636cm" svg:height="0.887cm" svg:x="4.5cm" svg:y="11.3cm">
          <draw:text-box>
            <text:p text:style-name="P5"><text:span text:style-name="T1">Modification filtre</text:span><text:span text:style-name="T1"><text:line-break/></text:span><text:span text:style-name="T1"/></text:p>
          </draw:text-box>
        </draw:frame>
        <draw:custom-shape draw:style-name="gr7" draw:text-style-name="P8" draw:layer="layout" svg:width="1.907cm" svg:height="0.597cm" svg:x="8.8cm" svg:y="3.9cm">
          <text:p text:style-name="P7"><text:span text:style-name="T2">DataBase</text:span></text:p>
          <draw:enhanced-geometry svg:viewBox="0 0 21600 21600" draw:type="rectangle" draw:enhanced-path="M 0 0 L 21600 0 21600 21600 0 21600 0 0 Z N"/>
        </draw:custom-shape>
        <draw:line draw:style-name="gr14" draw:text-style-name="P9" draw:layer="layout" svg:x1="9.7cm" svg:y1="4.6cm" svg:x2="9.7cm" svg:y2="8.5cm">
          <text:p/>
        </draw:line>
        <draw:line draw:style-name="gr8" draw:text-style-name="P9" draw:layer="layout" svg:x1="6.3cm" svg:y1="6.5cm" svg:x2="9.669cm" svg:y2="6.5cm">
          <text:p/>
        </draw:line>
        <draw:custom-shape draw:style-name="gr18" draw:text-style-name="P7" draw:layer="layout" svg:width="0.064cm" svg:height="1cm" svg:x="9.7cm" svg:y="6.5cm">
          <text:p/>
          <draw:enhanced-geometry svg:viewBox="0 0 21600 21600" draw:type="rectangle" draw:enhanced-path="M 0 0 L 21600 0 21600 21600 0 21600 0 0 Z N"/>
        </draw:custom-shape>
        <draw:line draw:style-name="gr9" draw:text-style-name="P9" draw:layer="layout" svg:x1="9.669cm" svg:y1="7.387cm" svg:x2="6.3cm" svg:y2="7.387cm">
          <text:p/>
        </draw:line>
        <draw:frame draw:style-name="gr19" draw:text-style-name="P6" draw:layer="layout" svg:width="2.601cm" svg:height="0.887cm" svg:x="6.799cm" svg:y="6.9cm">
          <draw:text-box>
            <text:p text:style-name="P5"><text:span text:style-name="T1">retour liste de </text:span><text:span text:style-name="T1"><text:line-break/></text:span><text:span text:style-name="T1">voiture en vente</text:span></text:p>
          </draw:text-box>
        </draw:frame>
        <draw:frame draw:style-name="gr10" draw:text-style-name="P6" draw:layer="layout" svg:width="3.304cm" svg:height="1.205cm" svg:x="3.196cm" svg:y="7.382cm">
          <draw:text-box>
            <text:p text:style-name="P5"><text:span text:style-name="T1">Retour écran de vente</text:span><text:span text:style-name="T1"><text:line-break/></text:span><text:span text:style-name="T1">de voitures avec une </text:span><text:span text:style-name="T1"><text:line-break/></text:span><text:span text:style-name="T1">liste de voitures</text:span></text:p>
          </draw:text-box>
        </draw:frame>
        <draw:line draw:style-name="gr3" draw:text-style-name="P3" draw:layer="layout" svg:x1="6.3cm" svg:y1="8.7cm" svg:x2="6.3cm" svg:y2="10.1cm">
          <text:p/>
        </draw:line>
        <draw:line draw:style-name="gr3" draw:text-style-name="P3" draw:layer="layout" svg:x1="6cm" svg:y1="10.5cm" svg:x2="3.9cm" svg:y2="10.5cm">
          <text:p/>
        </draw:line>
        <draw:custom-shape draw:style-name="gr20" draw:text-style-name="P1" draw:layer="layout" svg:width="0.4cm" svg:height="0.4cm" svg:x="3.4cm" svg:y="10.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cm" svg:height="0.2cm" svg:x="3.5cm" svg:y="10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1" draw:text-style-name="P6" draw:layer="layout" svg:width="2.399cm" svg:height="1.205cm" svg:x="3.675cm" svg:y="10.013cm">
          <draw:text-box>
            <text:p text:style-name="P5"><text:span text:style-name="T1">Fin d’existence</text:span><text:span text:style-name="T1"><text:line-break/></text:span><text:span text:style-name="T1">de la page</text:span><text:span text:style-name="T1"><text:line-break/></text:span><text:span text:style-name="T1"/></text:p>
          </draw:text-box>
        </draw:frame>
        <draw:line draw:style-name="gr16" draw:text-style-name="P3" draw:layer="layout" svg:x1="6.3cm" svg:y1="10.7cm" svg:x2="6.3cm" svg:y2="12.5cm">
          <text:p/>
        </draw:line>
        <draw:frame draw:style-name="gr22" draw:text-style-name="P6" draw:layer="layout" svg:width="3.025cm" svg:height="0.887cm" svg:x="7.6cm" svg:y="10cm">
          <draw:text-box>
            <text:p text:style-name="P5"><text:span text:style-name="T1">Détail d’une voiture</text:span></text:p>
          </draw:text-box>
        </draw:frame>
        <draw:custom-shape draw:style-name="gr23" draw:text-style-name="P1" draw:layer="layout" svg:width="5.4cm" svg:height="4.4cm" svg:x="3.8cm" svg:y="1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4" draw:text-style-name="P4" draw:layer="layout" svg:width="0.387cm" svg:height="0.376cm" draw:transform="rotate (-3.14159265358979) translate (4.899cm 13.276cm)" draw:kind="cut" draw:start-angle="314.24" draw:end-angle="307.14">
          <text:p/>
        </draw:ellipse>
        <draw:line draw:style-name="gr4" draw:text-style-name="P4" draw:layer="layout" svg:x1="4.706cm" svg:y1="13.276cm" svg:x2="4.706cm" svg:y2="13.699cm">
          <text:p/>
        </draw:line>
        <draw:line draw:style-name="gr4" draw:text-style-name="P4" draw:layer="layout" svg:x1="4.972cm" svg:y1="13.464cm" svg:x2="4.706cm" svg:y2="13.276cm">
          <text:p/>
        </draw:line>
        <draw:line draw:style-name="gr4" draw:text-style-name="P4" draw:layer="layout" svg:x1="4.44cm" svg:y1="13.44cm" svg:x2="4.706cm" svg:y2="13.276cm">
          <text:p/>
        </draw:line>
        <draw:line draw:style-name="gr4" draw:text-style-name="P4" draw:layer="layout" svg:x1="4.488cm" svg:y1="13.981cm" svg:x2="4.706cm" svg:y2="13.699cm">
          <text:p/>
        </draw:line>
        <draw:line draw:style-name="gr4" draw:text-style-name="P4" draw:layer="layout" svg:x1="4.899cm" svg:y1="13.934cm" svg:x2="4.706cm" svg:y2="13.699cm">
          <text:p/>
        </draw:line>
        <draw:ellipse draw:style-name="gr4" draw:text-style-name="P4" draw:layer="layout" svg:width="0.387cm" svg:height="0.376cm" draw:transform="rotate (-3.14159265358979) translate (4.899cm 13.276cm)" draw:kind="cut" draw:start-angle="314.24" draw:end-angle="307.14">
          <text:p/>
        </draw:ellipse>
        <draw:line draw:style-name="gr4" draw:text-style-name="P4" draw:layer="layout" svg:x1="4.706cm" svg:y1="13.276cm" svg:x2="4.706cm" svg:y2="13.699cm">
          <text:p/>
        </draw:line>
        <draw:line draw:style-name="gr4" draw:text-style-name="P4" draw:layer="layout" svg:x1="4.972cm" svg:y1="13.464cm" svg:x2="4.706cm" svg:y2="13.276cm">
          <text:p/>
        </draw:line>
        <draw:line draw:style-name="gr4" draw:text-style-name="P4" draw:layer="layout" svg:x1="4.44cm" svg:y1="13.44cm" svg:x2="4.706cm" svg:y2="13.276cm">
          <text:p/>
        </draw:line>
        <draw:line draw:style-name="gr4" draw:text-style-name="P4" draw:layer="layout" svg:x1="4.488cm" svg:y1="13.981cm" svg:x2="4.706cm" svg:y2="13.699cm">
          <text:p/>
        </draw:line>
        <draw:line draw:style-name="gr4" draw:text-style-name="P4" draw:layer="layout" svg:x1="4.899cm" svg:y1="13.934cm" svg:x2="4.706cm" svg:y2="13.699cm">
          <text:p/>
        </draw:line>
        <draw:frame draw:style-name="gr5" draw:text-style-name="P6" draw:layer="layout" svg:width="3.072cm" svg:height="0.887cm" svg:x="4.844cm" svg:y="14.512cm">
          <draw:text-box>
            <text:p text:style-name="P5"><text:span text:style-name="T1">Modifie une valeur </text:span><text:span text:style-name="T1"><text:line-break/></text:span><text:span text:style-name="T1">de filtre</text:span></text:p>
          </draw:text-box>
        </draw:frame>
        <draw:custom-shape draw:style-name="gr24" draw:text-style-name="P7" draw:layer="layout" svg:width="0.086cm" svg:height="1.39cm" svg:x="8.014cm" svg:y="14.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8" draw:layer="layout" svg:width="1.907cm" svg:height="0.597cm" svg:x="7.133cm" svg:y="13.318cm">
          <text:p text:style-name="P7"><text:span text:style-name="T2">Application</text:span></text:p>
          <draw:enhanced-geometry svg:viewBox="0 0 21600 21600" draw:type="rectangle" draw:enhanced-path="M 0 0 L 21600 0 21600 21600 0 21600 0 0 Z N"/>
        </draw:custom-shape>
        <draw:line draw:style-name="gr8" draw:text-style-name="P9" draw:layer="layout" svg:x1="4.717cm" svg:y1="14.908cm" svg:x2="8.086cm" svg:y2="14.908cm">
          <text:p/>
        </draw:line>
        <draw:line draw:style-name="gr8" draw:text-style-name="P9" draw:layer="layout" svg:x1="4.717cm" svg:y1="14.908cm" svg:x2="8.086cm" svg:y2="14.908cm">
          <text:p/>
        </draw:line>
        <draw:line draw:style-name="gr9" draw:text-style-name="P9" draw:layer="layout" svg:x1="8.1cm" svg:y1="16cm" svg:x2="4.731cm" svg:y2="16cm">
          <text:p/>
        </draw:line>
        <draw:custom-shape draw:style-name="gr25" draw:text-style-name="P7" draw:layer="layout" svg:width="0.1cm" svg:height="1.9cm" svg:x="4.7cm" svg:y="14.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8" draw:layer="layout" svg:width="2.7cm" svg:height="0.3cm" svg:x="3.8cm" svg:y="12.5cm">
          <text:p text:style-name="P7"><text:span text:style-name="T2">Modification filt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9" draw:layer="layout" svg:x1="8.1cm" svg:y1="14.1cm" svg:x2="8.1cm" svg:y2="16.4cm">
          <text:p/>
        </draw:line>
        <draw:frame draw:style-name="gr27" draw:text-style-name="P6" draw:layer="layout" svg:width="3.304cm" svg:height="1.205cm" svg:x="5cm" svg:y="15.5cm">
          <draw:text-box>
            <text:p text:style-name="P5"><text:span text:style-name="T1">Retour écran de vente</text:span><text:span text:style-name="T1"><text:line-break/></text:span><text:span text:style-name="T1">de voitures avec une </text:span><text:span text:style-name="T1"><text:line-break/></text:span><text:span text:style-name="T1">liste filtré de voitures</text:span></text:p>
          </draw:text-box>
        </draw:frame>
        <draw:custom-shape draw:style-name="gr28" draw:text-style-name="P1" draw:layer="layout" svg:width="8.9cm" svg:height="5.6cm" svg:x="9.8cm" svg:y="11.3cm">
          <text:p/>
          <draw:enhanced-geometry svg:viewBox="0 0 21600 21600" draw:type="rectangle" draw:enhanced-path="M 0 0 L 21600 0 21600 21600 0 21600 0 0 Z N"/>
        </draw:custom-shape>
        <draw:ellipse draw:style-name="gr4" draw:text-style-name="P4" draw:layer="layout" svg:width="0.387cm" svg:height="0.376cm" draw:transform="rotate (-3.14159265358979) translate (10.899cm 12.076cm)" draw:kind="cut" draw:start-angle="314.24" draw:end-angle="307.14">
          <text:p/>
        </draw:ellipse>
        <draw:line draw:style-name="gr4" draw:text-style-name="P4" draw:layer="layout" svg:x1="10.706cm" svg:y1="12.076cm" svg:x2="10.706cm" svg:y2="12.499cm">
          <text:p/>
        </draw:line>
        <draw:line draw:style-name="gr4" draw:text-style-name="P4" draw:layer="layout" svg:x1="10.972cm" svg:y1="12.264cm" svg:x2="10.706cm" svg:y2="12.076cm">
          <text:p/>
        </draw:line>
        <draw:line draw:style-name="gr4" draw:text-style-name="P4" draw:layer="layout" svg:x1="10.44cm" svg:y1="12.24cm" svg:x2="10.706cm" svg:y2="12.076cm">
          <text:p/>
        </draw:line>
        <draw:line draw:style-name="gr4" draw:text-style-name="P4" draw:layer="layout" svg:x1="10.488cm" svg:y1="12.781cm" svg:x2="10.706cm" svg:y2="12.499cm">
          <text:p/>
        </draw:line>
        <draw:line draw:style-name="gr4" draw:text-style-name="P4" draw:layer="layout" svg:x1="10.899cm" svg:y1="12.734cm" svg:x2="10.706cm" svg:y2="12.499cm">
          <text:p/>
        </draw:line>
        <draw:ellipse draw:style-name="gr4" draw:text-style-name="P4" draw:layer="layout" svg:width="0.387cm" svg:height="0.376cm" draw:transform="rotate (-3.14159265358979) translate (10.899cm 12.076cm)" draw:kind="cut" draw:start-angle="314.24" draw:end-angle="307.14">
          <text:p/>
        </draw:ellipse>
        <draw:line draw:style-name="gr4" draw:text-style-name="P4" draw:layer="layout" svg:x1="10.706cm" svg:y1="12.076cm" svg:x2="10.706cm" svg:y2="12.499cm">
          <text:p/>
        </draw:line>
        <draw:line draw:style-name="gr4" draw:text-style-name="P4" draw:layer="layout" svg:x1="10.972cm" svg:y1="12.264cm" svg:x2="10.706cm" svg:y2="12.076cm">
          <text:p/>
        </draw:line>
        <draw:line draw:style-name="gr4" draw:text-style-name="P4" draw:layer="layout" svg:x1="10.44cm" svg:y1="12.24cm" svg:x2="10.706cm" svg:y2="12.076cm">
          <text:p/>
        </draw:line>
        <draw:line draw:style-name="gr4" draw:text-style-name="P4" draw:layer="layout" svg:x1="10.488cm" svg:y1="12.781cm" svg:x2="10.706cm" svg:y2="12.499cm">
          <text:p/>
        </draw:line>
        <draw:line draw:style-name="gr4" draw:text-style-name="P4" draw:layer="layout" svg:x1="10.899cm" svg:y1="12.734cm" svg:x2="10.706cm" svg:y2="12.499cm">
          <text:p/>
        </draw:line>
        <draw:frame draw:style-name="gr5" draw:text-style-name="P6" draw:layer="layout" svg:width="3.072cm" svg:height="0.887cm" svg:x="10.844cm" svg:y="13.312cm">
          <draw:text-box>
            <text:p text:style-name="P5"><text:span text:style-name="T1">Clique sur le lien de </text:span><text:span text:style-name="T1"><text:line-break/></text:span><text:span text:style-name="T1">d’une voiture</text:span></text:p>
          </draw:text-box>
        </draw:frame>
        <draw:custom-shape draw:style-name="gr29" draw:text-style-name="P7" draw:layer="layout" svg:width="0.086cm" svg:height="2.79cm" svg:x="14.014cm" svg:y="13.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8" draw:layer="layout" svg:width="1.907cm" svg:height="0.597cm" svg:x="13.133cm" svg:y="12.118cm">
          <text:p text:style-name="P7"><text:span text:style-name="T2">Application</text:span></text:p>
          <draw:enhanced-geometry svg:viewBox="0 0 21600 21600" draw:type="rectangle" draw:enhanced-path="M 0 0 L 21600 0 21600 21600 0 21600 0 0 Z N"/>
        </draw:custom-shape>
        <draw:line draw:style-name="gr8" draw:text-style-name="P9" draw:layer="layout" svg:x1="10.717cm" svg:y1="13.708cm" svg:x2="14.086cm" svg:y2="13.708cm">
          <text:p/>
        </draw:line>
        <draw:line draw:style-name="gr8" draw:text-style-name="P9" draw:layer="layout" svg:x1="10.717cm" svg:y1="13.708cm" svg:x2="14.086cm" svg:y2="13.708cm">
          <text:p/>
        </draw:line>
        <draw:line draw:style-name="gr9" draw:text-style-name="P9" draw:layer="layout" svg:x1="14.069cm" svg:y1="16.246cm" svg:x2="10.7cm" svg:y2="16.246cm">
          <text:p/>
        </draw:line>
        <draw:frame draw:style-name="gr10" draw:text-style-name="P6" draw:layer="layout" svg:width="3.101cm" svg:height="0.887cm" svg:x="13.926cm" svg:y="14.2cm">
          <draw:text-box>
            <text:p text:style-name="P5"><text:span text:style-name="T1">Recherche détail </text:span><text:span text:style-name="T1"><text:line-break/></text:span><text:span text:style-name="T1">voiture en vente</text:span></text:p>
          </draw:text-box>
        </draw:frame>
        <draw:custom-shape draw:style-name="gr11" draw:text-style-name="P7" draw:layer="layout" svg:width="0.1cm" svg:height="3.6cm" svg:x="10.7cm" svg:y="13.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5.4cm" svg:height="0.3cm" svg:x="9.8cm" svg:y="11.3cm">
          <text:p text:style-name="P7"><text:span text:style-name="T2">Affichage de la liste des voitures en vente</text:span></text:p>
          <draw:enhanced-geometry svg:viewBox="0 0 21600 21600" draw:type="rectangle" draw:enhanced-path="M 0 0 L 21600 0 21600 21600 0 21600 0 0 Z N"/>
        </draw:custom-shape>
        <draw:line draw:style-name="gr14" draw:text-style-name="P9" draw:layer="layout" svg:x1="14.1cm" svg:y1="12.9cm" svg:x2="14.1cm" svg:y2="16.7cm">
          <text:p/>
        </draw:line>
        <draw:custom-shape draw:style-name="gr7" draw:text-style-name="P8" draw:layer="layout" svg:width="1.907cm" svg:height="0.597cm" svg:x="16.6cm" svg:y="12.1cm">
          <text:p text:style-name="P7"><text:span text:style-name="T2">DataBase</text:span></text:p>
          <draw:enhanced-geometry svg:viewBox="0 0 21600 21600" draw:type="rectangle" draw:enhanced-path="M 0 0 L 21600 0 21600 21600 0 21600 0 0 Z N"/>
        </draw:custom-shape>
        <draw:line draw:style-name="gr14" draw:text-style-name="P9" draw:layer="layout" svg:x1="17.5cm" svg:y1="12.8cm" svg:x2="17.5cm" svg:y2="16.7cm">
          <text:p/>
        </draw:line>
        <draw:line draw:style-name="gr8" draw:text-style-name="P9" draw:layer="layout" svg:x1="14.1cm" svg:y1="14.7cm" svg:x2="17.469cm" svg:y2="14.7cm">
          <text:p/>
        </draw:line>
        <draw:custom-shape draw:style-name="gr30" draw:text-style-name="P7" draw:layer="layout" svg:width="0.064cm" svg:height="1.1cm" svg:x="17.5cm" svg:y="14.7cm">
          <text:p/>
          <draw:enhanced-geometry svg:viewBox="0 0 21600 21600" draw:type="rectangle" draw:enhanced-path="M 0 0 L 21600 0 21600 21600 0 21600 0 0 Z N"/>
        </draw:custom-shape>
        <draw:line draw:style-name="gr9" draw:text-style-name="P9" draw:layer="layout" svg:x1="17.469cm" svg:y1="15.6cm" svg:x2="14.1cm" svg:y2="15.6cm">
          <text:p/>
        </draw:line>
        <draw:frame draw:style-name="gr31" draw:text-style-name="P6" draw:layer="layout" svg:width="2.771cm" svg:height="0.887cm" svg:x="14.599cm" svg:y="15.113cm">
          <draw:text-box>
            <text:p text:style-name="P5"><text:span text:style-name="T1">retour détail de la </text:span><text:span text:style-name="T1"><text:line-break/></text:span><text:span text:style-name="T1">voiture</text:span></text:p>
          </draw:text-box>
        </draw:frame>
        <draw:frame draw:style-name="gr32" draw:text-style-name="P6" draw:layer="layout" svg:width="3.292cm" svg:height="0.887cm" svg:x="10.963cm" svg:y="15.813cm">
          <draw:text-box>
            <text:p text:style-name="P5"><text:span text:style-name="T1">Retour écran de fiche </text:span><text:span text:style-name="T1"><text:line-break/></text:span><text:span text:style-name="T1">de la voiture</text:span></text:p>
          </draw:text-box>
        </draw:frame>
        <draw:line draw:style-name="gr33" draw:text-style-name="P3" draw:layer="layout" svg:x1="19cm" svg:y1="9.4cm" svg:x2="6.3cm" svg:y2="9.4cm">
          <text:p/>
        </draw:line>
        <draw:custom-shape draw:style-name="gr13" draw:text-style-name="P2" draw:layer="layout" svg:width="0.6cm" svg:height="0.6cm" svg:x="13.7cm" svg:y="17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4" draw:text-style-name="P3" draw:layer="layout" svg:x1="19cm" svg:y1="17.8cm" svg:x2="14.3cm" svg:y2="17.8cm">
          <text:p/>
        </draw:line>
        <draw:line draw:style-name="gr15" draw:text-style-name="P3" draw:layer="layout" svg:x1="19cm" svg:y1="28.7cm" svg:x2="19cm" svg:y2="9.4cm">
          <text:p/>
        </draw:line>
        <draw:custom-shape draw:style-name="gr23" draw:text-style-name="P1" draw:layer="layout" svg:width="5.4cm" svg:height="4.4cm" svg:x="8.6cm" svg:y="18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4" draw:text-style-name="P4" draw:layer="layout" svg:width="0.387cm" svg:height="0.376cm" draw:transform="rotate (-3.14159265358979) translate (9.699cm 19.176cm)" draw:kind="cut" draw:start-angle="314.24" draw:end-angle="307.14">
          <text:p/>
        </draw:ellipse>
        <draw:line draw:style-name="gr4" draw:text-style-name="P4" draw:layer="layout" svg:x1="9.506cm" svg:y1="19.176cm" svg:x2="9.506cm" svg:y2="19.599cm">
          <text:p/>
        </draw:line>
        <draw:line draw:style-name="gr4" draw:text-style-name="P4" draw:layer="layout" svg:x1="9.772cm" svg:y1="19.364cm" svg:x2="9.506cm" svg:y2="19.176cm">
          <text:p/>
        </draw:line>
        <draw:line draw:style-name="gr4" draw:text-style-name="P4" draw:layer="layout" svg:x1="9.24cm" svg:y1="19.34cm" svg:x2="9.506cm" svg:y2="19.176cm">
          <text:p/>
        </draw:line>
        <draw:line draw:style-name="gr4" draw:text-style-name="P4" draw:layer="layout" svg:x1="9.288cm" svg:y1="19.881cm" svg:x2="9.506cm" svg:y2="19.599cm">
          <text:p/>
        </draw:line>
        <draw:line draw:style-name="gr4" draw:text-style-name="P4" draw:layer="layout" svg:x1="9.699cm" svg:y1="19.834cm" svg:x2="9.506cm" svg:y2="19.599cm">
          <text:p/>
        </draw:line>
        <draw:ellipse draw:style-name="gr4" draw:text-style-name="P4" draw:layer="layout" svg:width="0.387cm" svg:height="0.376cm" draw:transform="rotate (-3.14159265358979) translate (9.699cm 19.176cm)" draw:kind="cut" draw:start-angle="314.24" draw:end-angle="307.14">
          <text:p/>
        </draw:ellipse>
        <draw:line draw:style-name="gr4" draw:text-style-name="P4" draw:layer="layout" svg:x1="9.506cm" svg:y1="19.176cm" svg:x2="9.506cm" svg:y2="19.599cm">
          <text:p/>
        </draw:line>
        <draw:line draw:style-name="gr4" draw:text-style-name="P4" draw:layer="layout" svg:x1="9.772cm" svg:y1="19.364cm" svg:x2="9.506cm" svg:y2="19.176cm">
          <text:p/>
        </draw:line>
        <draw:line draw:style-name="gr4" draw:text-style-name="P4" draw:layer="layout" svg:x1="9.24cm" svg:y1="19.34cm" svg:x2="9.506cm" svg:y2="19.176cm">
          <text:p/>
        </draw:line>
        <draw:line draw:style-name="gr4" draw:text-style-name="P4" draw:layer="layout" svg:x1="9.288cm" svg:y1="19.881cm" svg:x2="9.506cm" svg:y2="19.599cm">
          <text:p/>
        </draw:line>
        <draw:line draw:style-name="gr4" draw:text-style-name="P4" draw:layer="layout" svg:x1="9.699cm" svg:y1="19.834cm" svg:x2="9.506cm" svg:y2="19.599cm">
          <text:p/>
        </draw:line>
        <draw:frame draw:style-name="gr5" draw:text-style-name="P6" draw:layer="layout" svg:width="3.415cm" svg:height="0.887cm" svg:x="9.385cm" svg:y="20.4cm">
          <draw:text-box>
            <text:p text:style-name="P5"><text:span text:style-name="T1">Clique sur la demande </text:span><text:span text:style-name="T1"><text:line-break/></text:span><text:span text:style-name="T1">de complément</text:span></text:p>
          </draw:text-box>
        </draw:frame>
        <draw:custom-shape draw:style-name="gr24" draw:text-style-name="P7" draw:layer="layout" svg:width="0.086cm" svg:height="1.39cm" svg:x="12.814cm" svg:y="20.6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8" draw:layer="layout" svg:width="1.907cm" svg:height="0.597cm" svg:x="11.933cm" svg:y="19.218cm">
          <text:p text:style-name="P7"><text:span text:style-name="T2">Application</text:span></text:p>
          <draw:enhanced-geometry svg:viewBox="0 0 21600 21600" draw:type="rectangle" draw:enhanced-path="M 0 0 L 21600 0 21600 21600 0 21600 0 0 Z N"/>
        </draw:custom-shape>
        <draw:line draw:style-name="gr8" draw:text-style-name="P9" draw:layer="layout" svg:x1="9.517cm" svg:y1="20.808cm" svg:x2="12.886cm" svg:y2="20.808cm">
          <text:p/>
        </draw:line>
        <draw:line draw:style-name="gr8" draw:text-style-name="P9" draw:layer="layout" svg:x1="9.517cm" svg:y1="20.808cm" svg:x2="12.886cm" svg:y2="20.808cm">
          <text:p/>
        </draw:line>
        <draw:line draw:style-name="gr9" draw:text-style-name="P9" draw:layer="layout" svg:x1="12.9cm" svg:y1="21.9cm" svg:x2="9.531cm" svg:y2="21.9cm">
          <text:p/>
        </draw:line>
        <draw:custom-shape draw:style-name="gr25" draw:text-style-name="P7" draw:layer="layout" svg:width="0.1cm" svg:height="1.9cm" svg:x="9.5cm" svg:y="20.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8" draw:layer="layout" svg:width="5.3cm" svg:height="0.3cm" svg:x="8.6cm" svg:y="18.4cm">
          <text:p text:style-name="P7"><text:span text:style-name="T2">Demande de complément d’informa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9" draw:layer="layout" svg:x1="12.9cm" svg:y1="20cm" svg:x2="12.9cm" svg:y2="22.3cm">
          <text:p/>
        </draw:line>
        <draw:frame draw:style-name="gr27" draw:text-style-name="P6" draw:layer="layout" svg:width="3.152cm" svg:height="1.205cm" svg:x="9.8cm" svg:y="21.4cm">
          <draw:text-box>
            <text:p text:style-name="P5"><text:span text:style-name="T1">Retour écran de </text:span><text:span text:style-name="T1"><text:line-break/></text:span><text:span text:style-name="T1">formulaire de contact</text:span><text:span text:style-name="T1"><text:line-break/></text:span><text:span text:style-name="T1">avec titre préchargé</text:span></text:p>
          </draw:text-box>
        </draw:frame>
        <draw:line draw:style-name="gr15" draw:text-style-name="P3" draw:layer="layout" svg:x1="19cm" svg:y1="28.7cm" svg:x2="6.3cm" svg:y2="28.7cm">
          <text:p/>
        </draw:line>
        <draw:line draw:style-name="gr36" draw:text-style-name="P3" draw:layer="layout" svg:x1="13.8cm" svg:y1="17.8cm" svg:x2="11.4cm" svg:y2="17.8cm">
          <text:p/>
        </draw:line>
        <draw:line draw:style-name="gr34" draw:text-style-name="P3" draw:layer="layout" svg:x1="11.4cm" svg:y1="18.4cm" svg:x2="11.4cm" svg:y2="17.8cm">
          <text:p/>
        </draw:line>
        <draw:line draw:style-name="gr34" draw:text-style-name="P3" draw:layer="layout" svg:x1="11.4cm" svg:y1="23.4cm" svg:x2="11.4cm" svg:y2="22.8cm">
          <text:p/>
        </draw:line>
        <draw:line draw:style-name="gr37" draw:text-style-name="P3" draw:layer="layout" svg:x1="6.3cm" svg:y1="28.7cm" svg:x2="6.3cm" svg:y2="16.9cm">
          <text:p/>
        </draw:line>
        <draw:custom-shape draw:style-name="gr23" draw:text-style-name="P1" draw:layer="layout" svg:width="5.4cm" svg:height="4.4cm" svg:x="8.6cm" svg:y="2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4" draw:text-style-name="P4" draw:layer="layout" svg:width="0.387cm" svg:height="0.376cm" draw:transform="rotate (-3.14159265358979) translate (9.699cm 24.176cm)" draw:kind="cut" draw:start-angle="314.24" draw:end-angle="307.14">
          <text:p/>
        </draw:ellipse>
        <draw:line draw:style-name="gr4" draw:text-style-name="P4" draw:layer="layout" svg:x1="9.506cm" svg:y1="24.176cm" svg:x2="9.506cm" svg:y2="24.599cm">
          <text:p/>
        </draw:line>
        <draw:line draw:style-name="gr4" draw:text-style-name="P4" draw:layer="layout" svg:x1="9.772cm" svg:y1="24.364cm" svg:x2="9.506cm" svg:y2="24.176cm">
          <text:p/>
        </draw:line>
        <draw:line draw:style-name="gr4" draw:text-style-name="P4" draw:layer="layout" svg:x1="9.24cm" svg:y1="24.34cm" svg:x2="9.506cm" svg:y2="24.176cm">
          <text:p/>
        </draw:line>
        <draw:line draw:style-name="gr4" draw:text-style-name="P4" draw:layer="layout" svg:x1="9.288cm" svg:y1="24.881cm" svg:x2="9.506cm" svg:y2="24.599cm">
          <text:p/>
        </draw:line>
        <draw:line draw:style-name="gr4" draw:text-style-name="P4" draw:layer="layout" svg:x1="9.699cm" svg:y1="24.834cm" svg:x2="9.506cm" svg:y2="24.599cm">
          <text:p/>
        </draw:line>
        <draw:ellipse draw:style-name="gr4" draw:text-style-name="P4" draw:layer="layout" svg:width="0.387cm" svg:height="0.376cm" draw:transform="rotate (-3.14159265358979) translate (9.699cm 24.176cm)" draw:kind="cut" draw:start-angle="314.24" draw:end-angle="307.14">
          <text:p/>
        </draw:ellipse>
        <draw:line draw:style-name="gr4" draw:text-style-name="P4" draw:layer="layout" svg:x1="9.506cm" svg:y1="24.176cm" svg:x2="9.506cm" svg:y2="24.599cm">
          <text:p/>
        </draw:line>
        <draw:line draw:style-name="gr4" draw:text-style-name="P4" draw:layer="layout" svg:x1="9.772cm" svg:y1="24.364cm" svg:x2="9.506cm" svg:y2="24.176cm">
          <text:p/>
        </draw:line>
        <draw:line draw:style-name="gr4" draw:text-style-name="P4" draw:layer="layout" svg:x1="9.24cm" svg:y1="24.34cm" svg:x2="9.506cm" svg:y2="24.176cm">
          <text:p/>
        </draw:line>
        <draw:line draw:style-name="gr4" draw:text-style-name="P4" draw:layer="layout" svg:x1="9.288cm" svg:y1="24.881cm" svg:x2="9.506cm" svg:y2="24.599cm">
          <text:p/>
        </draw:line>
        <draw:line draw:style-name="gr4" draw:text-style-name="P4" draw:layer="layout" svg:x1="9.699cm" svg:y1="24.834cm" svg:x2="9.506cm" svg:y2="24.599cm">
          <text:p/>
        </draw:line>
        <draw:frame draw:style-name="gr5" draw:text-style-name="P6" draw:layer="layout" svg:width="3.072cm" svg:height="0.887cm" svg:x="9.644cm" svg:y="25.412cm">
          <draw:text-box>
            <text:p text:style-name="P5"><text:span text:style-name="T1">Valide le formulaire</text:span></text:p>
          </draw:text-box>
        </draw:frame>
        <draw:custom-shape draw:style-name="gr24" draw:text-style-name="P7" draw:layer="layout" svg:width="0.086cm" svg:height="1.39cm" svg:x="12.814cm" svg:y="25.6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8" draw:layer="layout" svg:width="1.907cm" svg:height="0.597cm" svg:x="11.933cm" svg:y="24.218cm">
          <text:p text:style-name="P7"><text:span text:style-name="T2">Application</text:span></text:p>
          <draw:enhanced-geometry svg:viewBox="0 0 21600 21600" draw:type="rectangle" draw:enhanced-path="M 0 0 L 21600 0 21600 21600 0 21600 0 0 Z N"/>
        </draw:custom-shape>
        <draw:line draw:style-name="gr8" draw:text-style-name="P9" draw:layer="layout" svg:x1="9.517cm" svg:y1="25.808cm" svg:x2="12.886cm" svg:y2="25.808cm">
          <text:p/>
        </draw:line>
        <draw:line draw:style-name="gr8" draw:text-style-name="P9" draw:layer="layout" svg:x1="9.517cm" svg:y1="25.808cm" svg:x2="12.886cm" svg:y2="25.808cm">
          <text:p/>
        </draw:line>
        <draw:line draw:style-name="gr9" draw:text-style-name="P9" draw:layer="layout" svg:x1="12.9cm" svg:y1="26.9cm" svg:x2="9.531cm" svg:y2="26.9cm">
          <text:p/>
        </draw:line>
        <draw:custom-shape draw:style-name="gr25" draw:text-style-name="P7" draw:layer="layout" svg:width="0.1cm" svg:height="1.9cm" svg:x="9.5cm" svg:y="25.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8" draw:layer="layout" svg:width="3.1cm" svg:height="0.3cm" svg:x="8.6cm" svg:y="23.4cm">
          <text:p text:style-name="P7"><text:span text:style-name="T2">Validation du formulai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9" draw:layer="layout" svg:x1="12.9cm" svg:y1="25cm" svg:x2="12.9cm" svg:y2="27.3cm">
          <text:p/>
        </draw:line>
        <draw:frame draw:style-name="gr27" draw:text-style-name="P6" draw:layer="layout" svg:width="3.131cm" svg:height="1.205cm" svg:x="9.8cm" svg:y="26.4cm">
          <draw:text-box>
            <text:p text:style-name="P5"><text:span text:style-name="T1">Retour confirmation</text:span><text:span text:style-name="T1"><text:line-break/></text:span><text:span text:style-name="T1">d’envoi du formulaire</text:span><text:span text:style-name="T1"><text:line-break/></text:span><text:span text:style-name="T1">par mail</text:span></text:p>
          </draw:text-box>
        </draw:frame>
        <draw:line draw:style-name="gr36" draw:text-style-name="P3" draw:layer="layout" svg:x1="11.4cm" svg:y1="28.4cm" svg:x2="11.4cm" svg:y2="27.8cm">
          <text:p/>
        </draw:line>
        <draw:line draw:style-name="gr15" draw:text-style-name="P3" draw:layer="layout" svg:x1="11.4cm" svg:y1="28.4cm" svg:x2="7cm" svg:y2="28.4cm">
          <text:p/>
        </draw:line>
        <draw:line draw:style-name="gr15" draw:text-style-name="P3" draw:layer="layout" svg:x1="7cm" svg:y1="17.2cm" svg:x2="7cm" svg:y2="28.4cm">
          <text:p/>
        </draw:line>
        <draw:line draw:style-name="gr15" draw:text-style-name="P3" draw:layer="layout" svg:x1="7cm" svg:y1="17.2cm" svg:x2="14cm" svg:y2="17.2cm">
          <text:p/>
        </draw:line>
        <draw:line draw:style-name="gr34" draw:text-style-name="P3" draw:layer="layout" svg:x1="14cm" svg:y1="17.5cm" svg:x2="14cm" svg:y2="16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Line_20_Style_20_3" draw:display-name="Line Style 3" draw:style="rect" draw:dots1="1" draw:dots1-length="0.2cm" draw:distance="0.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9-09T09:36:49.209000000</meta:creation-date>
    <dc:date>2023-09-09T11:34:20.696000000</dc:date>
    <meta:editing-duration>PT15M8S</meta:editing-duration>
    <meta:editing-cycles>1</meta:editing-cycles>
    <meta:document-statistic meta:object-count="156"/>
    <meta:generator>LibreOffice/6.2.4.2$Windows_X86_64 LibreOffice_project/2412653d852ce75f65fbfa83fb7e7b669a126d64</meta:generator>
  </office:meta>
</office:document-meta>
</file>